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2"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 fo:font-size="14pt" style:font-name-asian="ZapfDingbats" style:font-size-asian="14pt" style:font-name-complex="ZapfDingbats" style:font-size-complex="14pt"/>
    </style:style>
    <style:style style:name="P3" style:family="paragraph" style:parent-style-name="Footer">
      <style:text-properties officeooo:rsid="002cfb93" officeooo:paragraph-rsid="002cfb93"/>
    </style:style>
    <style:style style:name="P4" style:family="paragraph" style:parent-style-name="Body_20_Text">
      <style:text-properties officeooo:paragraph-rsid="0030d723"/>
    </style:style>
    <style:style style:name="P5" style:family="paragraph" style:parent-style-name="Body_20_Text">
      <style:text-properties officeooo:paragraph-rsid="0033c5d0"/>
    </style:style>
    <style:style style:name="P6" style:family="paragraph" style:parent-style-name="Body_20_Text_20_Cont">
      <style:text-properties officeooo:paragraph-rsid="00232823"/>
    </style:style>
    <style:style style:name="P7" style:family="paragraph" style:parent-style-name="Body_20_Text_20_Cont">
      <style:text-properties style:use-window-font-color="true" style:font-name="Times New Roman" fo:font-size="11.5pt" fo:language="en" fo:country="US" officeooo:rsid="002b1832" officeooo:paragraph-rsid="002b1832" style:font-name-asian="Times New Roman" style:font-size-asian="11.5pt" style:font-name-complex="Times New Roman" style:font-size-complex="10pt" style:language-complex="ar" style:country-complex="SA"/>
    </style:style>
    <style:style style:name="P8" style:family="paragraph" style:parent-style-name="Body_20_Text_20_Cont">
      <style:text-properties officeooo:rsid="002b4832" officeooo:paragraph-rsid="002b4832"/>
    </style:style>
    <style:style style:name="P9" style:family="paragraph" style:parent-style-name="Body_20_Text_20_Cont">
      <style:text-properties officeooo:paragraph-rsid="0030d723"/>
    </style:style>
    <style:style style:name="P10" style:family="paragraph" style:parent-style-name="Body_20_Text_20_Cont">
      <style:text-properties officeooo:paragraph-rsid="003155f0"/>
    </style:style>
    <style:style style:name="P11" style:family="paragraph" style:parent-style-name="Body_20_Text_20_Cont">
      <style:text-properties officeooo:rsid="003372dc" officeooo:paragraph-rsid="003372dc"/>
    </style:style>
    <style:style style:name="P12" style:family="paragraph" style:parent-style-name="Body_20_Text_20_Cont">
      <style:text-properties officeooo:paragraph-rsid="003372dc"/>
    </style:style>
    <style:style style:name="P13" style:family="paragraph" style:parent-style-name="Code">
      <style:text-properties style:font-name-asian="TheSansMonoConNormal2"/>
    </style:style>
    <style:style style:name="P14" style:family="paragraph" style:parent-style-name="Code">
      <style:text-properties officeooo:paragraph-rsid="0036fb55" style:font-name-asian="TheSansMonoConNormal2"/>
    </style:style>
    <style:style style:name="P15" style:family="paragraph" style:parent-style-name="Code">
      <style:text-properties officeooo:rsid="002ee786" style:font-name-asian="TheSansMonoConNormal2"/>
    </style:style>
    <style:style style:name="P16" style:family="paragraph" style:parent-style-name="Code">
      <style:text-properties officeooo:paragraph-rsid="001f916a"/>
    </style:style>
    <style:style style:name="P17" style:family="paragraph" style:parent-style-name="Code">
      <style:text-properties officeooo:paragraph-rsid="001fd1bc"/>
    </style:style>
    <style:style style:name="P18" style:family="paragraph" style:parent-style-name="Code">
      <style:text-properties officeooo:paragraph-rsid="00285459"/>
    </style:style>
    <style:style style:name="P19" style:family="paragraph" style:parent-style-name="Code">
      <style:text-properties officeooo:rsid="00285459"/>
    </style:style>
    <style:style style:name="P20" style:family="paragraph" style:parent-style-name="Code">
      <style:text-properties officeooo:rsid="00285459" officeooo:paragraph-rsid="002b1832"/>
    </style:style>
    <style:style style:name="P21" style:family="paragraph" style:parent-style-name="Code">
      <style:text-properties officeooo:paragraph-rsid="002b1832"/>
    </style:style>
    <style:style style:name="P22" style:family="paragraph" style:parent-style-name="Code">
      <style:text-properties officeooo:rsid="002b1832" officeooo:paragraph-rsid="002b1832"/>
    </style:style>
    <style:style style:name="P23" style:family="paragraph" style:parent-style-name="Code">
      <style:text-properties fo:font-weight="normal" style:font-weight-asian="normal" style:font-weight-complex="normal"/>
    </style:style>
    <style:style style:name="P24" style:family="paragraph" style:parent-style-name="Code">
      <style:text-properties officeooo:paragraph-rsid="003266c2"/>
    </style:style>
    <style:style style:name="P25" style:family="paragraph" style:parent-style-name="Code">
      <style:text-properties officeooo:paragraph-rsid="003372dc"/>
    </style:style>
    <style:style style:name="P26" style:family="paragraph" style:parent-style-name="Code">
      <style:text-properties fo:color="#000000" style:font-name="TheSansMonoConNormal" fo:font-size="10pt" fo:language="en" fo:country="US" fo:font-weight="normal" officeooo:rsid="003372dc" officeooo:paragraph-rsid="003372dc" style:font-name-asian="Times New Roman" style:font-size-asian="10pt" style:language-asian="en" style:country-asian="US" style:font-weight-asian="normal" style:font-name-complex="Times New Roman" style:font-size-complex="10pt" style:language-complex="ar" style:country-complex="SA"/>
    </style:style>
    <style:style style:name="P27" style:family="paragraph" style:parent-style-name="Code">
      <style:text-properties officeooo:paragraph-rsid="0036fb55"/>
    </style:style>
    <style:style style:name="P28" style:family="paragraph" style:parent-style-name="Code_20_Caption">
      <style:text-properties officeooo:paragraph-rsid="003372dc"/>
    </style:style>
    <style:style style:name="P29" style:family="paragraph" style:parent-style-name="Chapter_20_Title" style:master-page-name="Standard">
      <style:paragraph-properties style:page-number="auto"/>
    </style:style>
    <style:style style:name="P30" style:family="paragraph" style:parent-style-name="Bullet" style:list-style-name="WW8Num2">
      <style:paragraph-properties style:line-height-at-least="0.0693in"/>
    </style:style>
    <style:style style:name="P31" style:family="paragraph" style:parent-style-name="Bullet" style:list-style-name="WW8Num2">
      <style:paragraph-properties style:line-height-at-least="0.0693in"/>
      <style:text-properties officeooo:paragraph-rsid="003266c2"/>
    </style:style>
    <style:style style:name="P32" style:family="paragraph" style:parent-style-name="Code_20_Caption">
      <style:text-properties officeooo:paragraph-rsid="003372dc"/>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name-asian="Times New Roman" style:font-weight-asian="bold" style:font-name-complex="Times New Roman" style:language-complex="ar" style:country-complex="SA" style:font-weight-complex="bold"/>
    </style:style>
    <style:style style:name="T4" style:family="text">
      <style:text-properties fo:language="en" fo:country="US" style:font-name-asian="Times New Roman" style:font-name-complex="Times New Roman" style:language-complex="ar" style:country-complex="SA"/>
    </style:style>
    <style:style style:name="T5" style:family="text">
      <style:text-properties fo:language="en" fo:country="US" officeooo:rsid="0021e2ba" style:font-name-asian="Times New Roman" style:font-name-complex="Times New Roman" style:language-complex="ar" style:country-complex="SA"/>
    </style:style>
    <style:style style:name="T6" style:family="text">
      <style:text-properties fo:language="en" fo:country="US" officeooo:rsid="002cfb93" style:font-name-asian="Times New Roman" style:font-name-complex="Times New Roman" style:language-complex="ar" style:country-complex="SA"/>
    </style:style>
    <style:style style:name="T7" style:family="text">
      <style:text-properties fo:language="en" fo:country="US" officeooo:rsid="002ee786" style:font-name-asian="Times New Roman" style:font-name-complex="Times New Roman" style:language-complex="ar" style:country-complex="SA"/>
    </style:style>
    <style:style style:name="T8" style:family="text">
      <style:text-properties fo:language="en" fo:country="US" officeooo:rsid="0030d723" style:font-name-asian="Times New Roman" style:font-name-complex="Times New Roman" style:language-complex="ar" style:country-complex="SA"/>
    </style:style>
    <style:style style:name="T9" style:family="text">
      <style:text-properties fo:language="en" fo:country="US" officeooo:rsid="003155f0" style:font-name-asian="Times New Roman" style:font-name-complex="Times New Roman" style:language-complex="ar" style:country-complex="SA"/>
    </style:style>
    <style:style style:name="T10" style:family="text">
      <style:text-properties fo:language="en" fo:country="US" officeooo:rsid="003266c2" style:font-name-asian="Times New Roman" style:font-name-complex="Times New Roman" style:language-complex="ar" style:country-complex="SA"/>
    </style:style>
    <style:style style:name="T11" style:family="text">
      <style:text-properties fo:language="en" fo:country="US" officeooo:rsid="003372dc" style:font-name-asian="Times New Roman" style:font-name-complex="Times New Roman" style:language-complex="ar" style:country-complex="SA"/>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officeooo:rsid="00232823" style:font-weight-asian="bold" style:font-weight-complex="bold"/>
    </style:style>
    <style:style style:name="T15" style:family="text">
      <style:text-properties fo:font-weight="bold" officeooo:rsid="00392eb5" style:font-weight-asian="bold"/>
    </style:style>
    <style:style style:name="T16" style:family="text">
      <style:text-properties fo:font-weight="bold" style:font-name-asian="TheSansMonoConNormal2" style:font-weight-asian="bold"/>
    </style:style>
    <style:style style:name="T17" style:family="text">
      <style:text-properties fo:font-weight="bold" style:font-name-asian="TheSansMonoConNormal2" style:font-weight-asian="bold" style:font-weight-complex="bold"/>
    </style:style>
    <style:style style:name="T18" style:family="text">
      <style:text-properties style:font-name-asian="TheSansMonoConNormal2"/>
    </style:style>
    <style:style style:name="T19" style:family="text">
      <style:text-properties officeooo:rsid="00232823" style:font-name-asian="TheSansMonoConNormal2"/>
    </style:style>
    <style:style style:name="T20" style:family="text">
      <style:text-properties officeooo:rsid="002b1832" style:font-name-asian="TheSansMonoConNormal2"/>
    </style:style>
    <style:style style:name="T21" style:family="text">
      <style:text-properties officeooo:rsid="002ee786" style:font-name-asian="TheSansMonoConNormal2"/>
    </style:style>
    <style:style style:name="T22" style:family="text">
      <style:text-properties style:font-name="Utopia-Italic" style:font-name-complex="Utopia-Italic"/>
    </style:style>
    <style:style style:name="T23" style:family="text">
      <style:text-properties style:font-name="Utopia-Italic" fo:font-style="italic" style:font-style-asian="italic" style:font-name-complex="Utopia-Italic" style:font-style-complex="italic"/>
    </style:style>
    <style:style style:name="T24" style:family="text">
      <style:text-properties fo:font-style="normal" fo:font-weight="bold" style:font-style-asian="normal" style:font-weight-asian="bold"/>
    </style:style>
    <style:style style:name="T25" style:family="text">
      <style:text-properties style:font-name="Utopia-Bold" style:font-name-complex="Utopia-Bold"/>
    </style:style>
    <style:style style:name="T26" style:family="text">
      <style:text-properties fo:color="#000000" style:font-name="TheSansMonoConNormal" fo:font-size="10pt" fo:language="en" fo:country="US" fo:font-weight="normal" officeooo:rsid="001f916a" style:font-name-asian="Times New Roman" style:font-size-asian="10pt" style:language-asian="en" style:country-asian="US" style:font-weight-asian="normal" style:font-name-complex="Times New Roman" style:font-size-complex="10pt" style:language-complex="ar" style:country-complex="SA"/>
    </style:style>
    <style:style style:name="T27" style:family="text">
      <style:text-properties fo:color="#000000" style:font-name="TheSansMonoConNormal" fo:font-size="10pt" fo:language="en" fo:country="US" fo:font-weight="normal" officeooo:rsid="0021e2ba" style:font-name-asian="Times New Roman" style:font-size-asian="10pt" style:language-asian="en" style:country-asian="US" style:font-weight-asian="normal" style:font-name-complex="Times New Roman" style:font-size-complex="10pt" style:language-complex="ar" style:country-complex="SA"/>
    </style:style>
    <style:style style:name="T28" style:family="text">
      <style:text-properties fo:color="#000000" style:font-name="TheSansMonoConNormal" fo:font-size="10pt" fo:language="en" fo:country="US" fo:font-weight="normal" officeooo:rsid="002b1832" style:font-name-asian="Times New Roman" style:font-size-asian="10pt" style:language-asian="en" style:country-asian="US" style:font-weight-asian="normal" style:font-name-complex="Times New Roman" style:font-size-complex="10pt" style:language-complex="ar" style:country-complex="SA"/>
    </style:style>
    <style:style style:name="T29" style:family="text">
      <style:text-properties fo:color="#000000" style:font-name="TheSansMonoConNormal" fo:font-size="10pt" fo:language="en" fo:country="US" fo:font-weight="normal" officeooo:rsid="002ee786" style:font-name-asian="Times New Roman" style:font-size-asian="10pt" style:language-asian="en" style:country-asian="US" style:font-weight-asian="normal" style:font-name-complex="Times New Roman" style:font-size-complex="10pt" style:language-complex="ar" style:country-complex="SA"/>
    </style:style>
    <style:style style:name="T30" style:family="text">
      <style:text-properties fo:color="#000000" style:font-name="TheSansMonoConNormal" fo:font-size="10pt" fo:language="en" fo:country="US" fo:font-weight="normal" officeooo:rsid="003155f0" style:font-name-asian="Times New Roman" style:font-size-asian="10pt" style:language-asian="en" style:country-asian="US" style:font-weight-asian="normal" style:font-name-complex="Times New Roman" style:font-size-complex="10pt" style:language-complex="ar" style:country-complex="SA"/>
    </style:style>
    <style:style style:name="T31" style:family="text">
      <style:text-properties fo:color="#000000" style:font-name="TheSansMonoConNormal" fo:font-size="10pt" fo:language="en" fo:country="US" fo:font-weight="normal" officeooo:rsid="003266c2" style:font-name-asian="Times New Roman" style:font-size-asian="10pt" style:language-asian="en" style:country-asian="US" style:font-weight-asian="normal" style:font-name-complex="Times New Roman" style:font-size-complex="10pt" style:language-complex="ar" style:country-complex="SA"/>
    </style:style>
    <style:style style:name="T32" style:family="text">
      <style:text-properties fo:color="#000000" style:font-name="TheSansMonoConNormal" fo:font-size="10pt" fo:language="en" fo:country="US" fo:font-weight="normal" officeooo:rsid="002ee786" style:font-name-asian="TheSansMonoConNormal2" style:font-size-asian="10pt" style:language-asian="en" style:country-asian="US" style:font-weight-asian="normal" style:font-name-complex="Times New Roman" style:font-size-complex="10pt" style:language-complex="ar" style:country-complex="SA"/>
    </style:style>
    <style:style style:name="T33" style:family="text">
      <style:text-properties fo:color="#000000" style:font-name="TheSansMonoConNormal" fo:font-size="10pt" fo:language="en" fo:country="US" fo:font-weight="normal" officeooo:rsid="0030d723" style:font-name-asian="TheSansMonoConNormal2" style:font-size-asian="10pt" style:language-asian="en" style:country-asian="US" style:font-weight-asian="normal" style:font-name-complex="Times New Roman" style:font-size-complex="10pt" style:language-complex="ar" style:country-complex="SA"/>
    </style:style>
    <style:style style:name="T34" style:family="text">
      <style:text-properties officeooo:rsid="001f916a"/>
    </style:style>
    <style:style style:name="T35" style:family="text">
      <style:text-properties officeooo:rsid="001fd1bc"/>
    </style:style>
    <style:style style:name="T36" style:family="text">
      <style:text-properties officeooo:rsid="0021e2ba"/>
    </style:style>
    <style:style style:name="T37" style:family="text">
      <style:text-properties style:use-window-font-color="true" style:font-name="Times New Roman" fo:font-size="11.5pt" fo:language="en" fo:country="US" officeooo:rsid="0021e2ba" style:font-name-asian="Times New Roman" style:font-size-asian="11.5pt" style:font-name-complex="Times New Roman" style:font-size-complex="10pt" style:language-complex="ar" style:country-complex="SA"/>
    </style:style>
    <style:style style:name="T38" style:family="text">
      <style:text-properties style:use-window-font-color="true" style:font-name="Times New Roman" fo:font-size="11.5pt" fo:language="en" fo:country="US" officeooo:rsid="002201a7" style:font-name-asian="Times New Roman" style:font-size-asian="11.5pt" style:font-name-complex="Times New Roman" style:font-size-complex="10pt" style:language-complex="ar" style:country-complex="SA"/>
    </style:style>
    <style:style style:name="T39" style:family="text">
      <style:text-properties style:use-window-font-color="true" style:font-name="Times New Roman" fo:font-size="11.5pt" fo:language="en" fo:country="US" officeooo:rsid="0024a4b9" style:font-name-asian="Times New Roman" style:font-size-asian="11.5pt" style:font-name-complex="Times New Roman" style:font-size-complex="10pt" style:language-complex="ar" style:country-complex="SA"/>
    </style:style>
    <style:style style:name="T40" style:family="text">
      <style:text-properties style:use-window-font-color="true" style:font-name="Times New Roman" fo:font-size="11.5pt" fo:language="en" fo:country="US" officeooo:rsid="002b4832" style:font-name-asian="Times New Roman" style:font-size-asian="11.5pt" style:font-name-complex="Times New Roman" style:font-size-complex="10pt" style:language-complex="ar" style:country-complex="SA"/>
    </style:style>
    <style:style style:name="T41" style:family="text">
      <style:text-properties style:use-window-font-color="true" style:font-name="Times New Roman" fo:font-size="11.5pt" fo:language="en" fo:country="US" officeooo:rsid="002cfb93" style:font-name-asian="Times New Roman" style:font-size-asian="11.5pt" style:font-name-complex="Times New Roman" style:font-size-complex="10pt" style:language-complex="ar" style:country-complex="SA"/>
    </style:style>
    <style:style style:name="T42" style:family="text">
      <style:text-properties style:use-window-font-color="true" style:font-name="Times New Roman" fo:font-size="11.5pt" fo:language="en" fo:country="US" officeooo:rsid="002ee786" style:font-name-asian="Times New Roman" style:font-size-asian="11.5pt" style:font-name-complex="Times New Roman" style:font-size-complex="10pt" style:language-complex="ar" style:country-complex="SA"/>
    </style:style>
    <style:style style:name="T43" style:family="text">
      <style:text-properties style:use-window-font-color="true" style:font-name="Times New Roman" fo:font-size="11.5pt" fo:language="en" fo:country="US" officeooo:rsid="0030d723" style:font-name-asian="Times New Roman" style:font-size-asian="11.5pt" style:font-name-complex="Times New Roman" style:font-size-complex="10pt" style:language-complex="ar" style:country-complex="SA"/>
    </style:style>
    <style:style style:name="T44" style:family="text">
      <style:text-properties style:use-window-font-color="true" style:font-name="Times New Roman" fo:font-size="11.5pt" fo:language="en" fo:country="US" officeooo:rsid="003155f0" style:font-name-asian="Times New Roman" style:font-size-asian="11.5pt" style:font-name-complex="Times New Roman" style:font-size-complex="10pt" style:language-complex="ar" style:country-complex="SA"/>
    </style:style>
    <style:style style:name="T45" style:family="text">
      <style:text-properties style:use-window-font-color="true" style:font-name="Times New Roman" fo:font-size="11.5pt" fo:language="en" fo:country="US" officeooo:rsid="003266c2" style:font-name-asian="Times New Roman" style:font-size-asian="11.5pt" style:font-name-complex="Times New Roman" style:font-size-complex="10pt" style:language-complex="ar" style:country-complex="SA"/>
    </style:style>
    <style:style style:name="T46" style:family="text">
      <style:text-properties style:use-window-font-color="true" style:font-name="Times New Roman" fo:font-size="11.5pt" fo:language="en" fo:country="US" officeooo:rsid="003372dc" style:font-name-asian="Times New Roman" style:font-size-asian="11.5pt" style:font-name-complex="Times New Roman" style:font-size-complex="10pt" style:language-complex="ar" style:country-complex="SA"/>
    </style:style>
    <style:style style:name="T47" style:family="text">
      <style:text-properties style:use-window-font-color="true" style:font-name="Times New Roman" fo:font-size="11.5pt" fo:language="en" fo:country="US" officeooo:rsid="0033c5d0" style:font-name-asian="Times New Roman" style:font-size-asian="11.5pt" style:font-name-complex="Times New Roman" style:font-size-complex="10pt" style:language-complex="ar" style:country-complex="SA"/>
    </style:style>
    <style:style style:name="T48" style:family="text">
      <style:text-properties style:use-window-font-color="true" style:font-name="Times New Roman" fo:font-size="11.5pt" fo:language="en" fo:country="US" fo:font-weight="bold" officeooo:rsid="00232823" style:font-name-asian="Times New Roman" style:font-size-asian="11.5pt" style:font-weight-asian="bold" style:font-name-complex="Times New Roman" style:font-size-complex="10pt" style:language-complex="ar" style:country-complex="SA" style:font-weight-complex="bold"/>
    </style:style>
    <style:style style:name="T49" style:family="text">
      <style:text-properties style:use-window-font-color="true" style:font-name="Times New Roman" fo:font-size="11.5pt" fo:language="en" fo:country="US" fo:font-weight="bold" officeooo:rsid="002b1832" style:font-name-asian="Times New Roman" style:font-size-asian="11.5pt" style:font-weight-asian="bold" style:font-name-complex="Times New Roman" style:font-size-complex="10pt" style:language-complex="ar" style:country-complex="SA" style:font-weight-complex="bold"/>
    </style:style>
    <style:style style:name="T50" style:family="text">
      <style:text-properties style:use-window-font-color="true" style:font-name="Times New Roman" fo:font-size="11pt" fo:language="en" fo:country="US" fo:font-style="italic" officeooo:rsid="0024a4b9" style:font-name-asian="Times New Roman" style:font-size-asian="11pt" style:language-asian="en" style:country-asian="US" style:font-style-asian="italic" style:font-name-complex="Times New Roman" style:font-size-complex="10pt" style:language-complex="ar" style:country-complex="SA"/>
    </style:style>
    <style:style style:name="T51" style:family="text">
      <style:text-properties style:use-window-font-color="true" style:font-name="Times New Roman" fo:language="en" fo:country="US" officeooo:rsid="002cfb93" style:font-name-asian="Times New Roman" style:font-name-complex="Times New Roman" style:language-complex="ar" style:country-complex="SA"/>
    </style:style>
    <style:style style:name="T52" style:family="text">
      <style:text-properties officeooo:rsid="00232823"/>
    </style:style>
    <style:style style:name="T53" style:family="text">
      <style:text-properties officeooo:rsid="0024a4b9"/>
    </style:style>
    <style:style style:name="T54" style:family="text">
      <style:text-properties officeooo:rsid="00251cd7"/>
    </style:style>
    <style:style style:name="T55" style:family="text">
      <style:text-properties officeooo:rsid="002b1832"/>
    </style:style>
    <style:style style:name="T56" style:family="text">
      <style:text-properties officeooo:rsid="002cfb93"/>
    </style:style>
    <style:style style:name="T57" style:family="text">
      <style:text-properties officeooo:rsid="002ee786"/>
    </style:style>
    <style:style style:name="T58" style:family="text">
      <style:text-properties fo:font-weight="normal" style:font-weight-asian="normal" style:font-weight-complex="normal"/>
    </style:style>
    <style:style style:name="T59" style:family="text">
      <style:text-properties fo:color="#008000" style:font-name="TheSansMonoConNormal" fo:font-size="10pt" fo:language="en" fo:country="US" officeooo:rsid="002ee786" style:font-name-asian="Times New Roman" style:font-size-asian="10pt" style:font-name-complex="Times New Roman" style:font-size-complex="10pt" style:language-complex="ar" style:country-complex="SA"/>
    </style:style>
    <style:style style:name="T60" style:family="text">
      <style:text-properties fo:color="#008000" style:font-name="TheSansMonoConNormal" fo:font-size="10pt" fo:language="en" fo:country="US" officeooo:rsid="0030d723" style:font-name-asian="Times New Roman" style:font-size-asian="10pt" style:font-name-complex="Times New Roman" style:font-size-complex="10pt" style:language-complex="ar" style:country-complex="SA"/>
    </style:style>
    <style:style style:name="T61" style:family="text">
      <style:text-properties fo:color="#008000" style:font-name="TheSansMonoConNormal" fo:font-size="10pt" fo:language="en" fo:country="US" officeooo:rsid="003266c2" style:font-name-asian="Times New Roman" style:font-size-asian="10pt" style:font-name-complex="Times New Roman" style:font-size-complex="10pt" style:language-complex="ar" style:country-complex="SA"/>
    </style:style>
    <style:style style:name="T62" style:family="text">
      <style:text-properties officeooo:rsid="0030d723"/>
    </style:style>
    <style:style style:name="T63" style:family="text">
      <style:text-properties officeooo:rsid="003155f0"/>
    </style:style>
    <style:style style:name="T64" style:family="text">
      <style:text-properties officeooo:rsid="003266c2"/>
    </style:style>
    <style:style style:name="T65" style:family="text">
      <style:text-properties officeooo:rsid="003372dc"/>
    </style:style>
  </office:automatic-styles>
  <office:body>
    <office:text text:use-soft-page-breaks="true">
      <office:forms form:automatic-focus="false" form:apply-design-mode="false"/>
      <text:tracked-changes>
        <text:changed-region xml:id="ct94532990603296" text:id="ct94532990603296">
          <text:insertion>
            <office:change-info>
              <dc:creator>Ray Lischner</dc:creator>
              <dc:date>2020-03-16T09:03:29</dc:date>
            </office:change-info>
          </text:insertion>
        </text:changed-region>
        <text:changed-region xml:id="ct94532970680096" text:id="ct94532970680096">
          <text:deletion>
            <office:change-info>
              <dc:creator>Ray Lischner</dc:creator>
              <dc:date>2020-03-16T09:03:22</dc:date>
            </office:change-info>
            <text:p text:style-name="P28"><text:span text:style-name="T12">5</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Using <text:span text:style-name="T52">Range</text:span>s</text:p>
      <text:p text:style-name="Body_20_Text_20_First"><text:span text:style-name="T39">As you’ve seen, performing some operation on a range of data is a common occurrence. So far, our programs have been simple, barely touching the possibilities that C++ offers. </text:span>The main limitation has been that many of the more interesting algorithms require you to supply a<text:span text:style-name="T1"> </text:span>function in order to do anything useful. This Exploration takes a<text:span text:style-name="T1"> </text:span>look at these more advanced algorithms. In addition, we’ll revisit some of the algorithms you already know <text:span text:style-name="T53">and show how they can be used in new and wonderful ways</text:span>.</text:p>
      <text:h text:style-name="Heading_20_1" text:outline-level="1">Transforming Data</text:h>
      <text:p text:style-name="Body_20_Text_20_First">Several programs that you’ve read and written have a<text:span text:style-name="T1"> </text:span>common theme: copying a<text:span text:style-name="T1"> </text:span>sequence of data, such as a<text:span text:style-name="T1"> </text:span><text:span text:style-name="Code_20_Inline">vector</text:span> or <text:span text:style-name="Code_20_Inline">string</text:span>, and applying some kind of transformation to each element (converting to lowercase, doubling the values in an array, and so on). The standard algorithm, <text:span text:style-name="Code_20_Inline">transform</text:span>, is ideal for applying an arbitrarily complex transformation to the elements of a<text:span text:style-name="T1"> </text:span><text:span text:style-name="T38">range</text:span>.</text:p>
      <text:p text:style-name="Body_20_Text_20_Cont">For example, recall Listing 10-5, which doubled all the values in an array. Listing 22-1 presents a new way to write this same program, but using <text:span text:style-name="Code_20_Inline">transform</text:span> <text:span text:style-name="T53">and range adaptors.</text:span></text:p>
      <text:p text:style-name="Code_20_Caption"><text:span text:style-name="T12">Listing</text:span><text:span text:style-name="T2"> </text:span><text:span text:style-name="T12">22-1.</text:span> Calling <text:span text:style-name="Code_20_Inline">transform</text:span> to Apply a<text:span text:style-name="T1"> </text:span>Function to Each Element of a <text:span text:style-name="T50">Range</text:span></text:p>
      <text:p text:style-name="Code">#include &lt;iostream&gt;</text:p>
      <text:p text:style-name="P22"><text:soft-page-break/>#include &lt;iterator&gt;</text:p>
      <text:p text:style-name="Code">#include &lt;<text:span text:style-name="T27">ranges</text:span>&gt;</text:p>
      <text:p text:style-name="Code"/>
      <text:p text:style-name="Code">int times_two(int i)</text:p>
      <text:p text:style-name="Code">{</text:p>
      <text:p text:style-name="Code"><text:span text:style-name="T18"><text:s text:c="2"/></text:span>return i * 2;</text:p>
      <text:p text:style-name="Code">}</text:p>
      <text:p text:style-name="P19"/>
      <text:p text:style-name="P21">int <text:span text:style-name="T28">plus_three</text:span>(int i)</text:p>
      <text:p text:style-name="P21">{</text:p>
      <text:p text:style-name="P21"><text:span text:style-name="T18"><text:s text:c="2"/></text:span>return i <text:span text:style-name="T55">+ 3</text:span>;</text:p>
      <text:p text:style-name="P21">}</text:p>
      <text:p text:style-name="P20"/>
      <text:p text:style-name="P21">int main()</text:p>
      <text:p text:style-name="Code">{</text:p>
      <text:p text:style-name="P18"><text:span text:style-name="T18"><text:s text:c="3"/></text:span><text:span text:style-name="T20">auto data{ </text:span>std::<text:span text:style-name="T36">ranges::</text:span>istream_<text:span text:style-name="T27">view</text:span>&lt;int&gt;(std::cin)</text:p>
      <text:p text:style-name="P21"><text:span text:style-name="T18"><text:s text:c="14"/></text:span><text:span text:style-name="T19">| </text:span>std::<text:span text:style-name="T54">ranges::views::</text:span>transform(times_two)</text:p>
      <text:p text:style-name="P21"><text:span text:style-name="T18"><text:s text:c="14"/></text:span><text:span text:style-name="T19">| </text:span>std::<text:span text:style-name="T54">ranges::views::</text:span>transform(<text:span text:style-name="T55">plus</text:span>_<text:span text:style-name="T28">three</text:span>)</text:p>
      <text:p text:style-name="P21"><text:s text:c="3"/><text:span text:style-name="T55">};</text:span></text:p>
      <text:p text:style-name="P21"><text:s text:c="2"/><text:span text:style-name="T18"><text:s/></text:span><text:span text:style-name="T28">for (auto element : </text:span><text:span text:style-name="T55">data</text:span><text:span text:style-name="T28">)</text:span></text:p>
      <text:p text:style-name="P21"><text:span text:style-name="T28"><text:s text:c="6"/></text:span>std::cout <text:span text:style-name="T55">&lt;&lt; element &lt;&lt; '\n'</text:span>;</text:p>
      <text:p text:style-name="Code">}</text:p>
      <text:p text:style-name="P6"><text:span text:style-name="T52">Woah! That sure looks different from previous programs. Before diving it, </text:span><text:span text:style-name="T14">what do you think happens if you compile and run the program with the </text:span><text:span text:style-name="T48">f</text:span><text:span text:style-name="T49">ollowing input:</text:span></text:p>
      <text:p text:style-name="P22">1 2</text:p>
      <text:p text:style-name="P22">3</text:p>
      <text:p text:style-name="P7">I get the following as output:</text:p>
      <text:p text:style-name="Code">5</text:p>
      <text:p text:style-name="Code">7</text:p>
      <text:p text:style-name="Code">9</text:p>
      <text:p text:style-name="P8">You’ve already seen <text:span text:style-name="Code_20_Inline"><text:span text:style-name="T4">istream_view</text:span></text:span>, so you know that it reads values from an input source, such as the standard input. In this case, the values it reads are integers. It produces a sequence of values known as a range.</text:p>
      <text:p text:style-name="Body_20_Text_20_Cont">In addition to using a ranged <text:span text:style-name="Code_20_Inline"><text:span text:style-name="T6">for</text:span></text:span> loop, a range can also feed a pipeline, as indicated by the pipe (<text:span text:style-name="Code_20_Inline"><text:span text:style-name="T6">|</text:span></text:span>) operator. A range can also take a pipeline as input. In this example, transform is a range adaptor. <text:span text:style-name="T51">It</text:span> calls a user-supplied function for each item in the range.</text:p>
      <text:p text:style-name="Body_20_Text_20_Cont"><text:span text:style-name="Default_20_Paragraph_20_Font"><text:span text:style-name="T40">A pipeline starts with a range and contains as many subsequent range adaptors or views as you wish. A range adaptor adapts a range algorithm for use in a pipeline, and the </text:span></text:span><text:soft-page-break/><text:span text:style-name="Default_20_Paragraph_20_Font"><text:span text:style-name="T40">standard library supplies several </text:span></text:span><text:span text:style-name="Default_20_Paragraph_20_Font"><text:span text:style-name="T41">in the </text:span></text:span><text:span text:style-name="Code_20_Inline"><text:span text:style-name="T6">std::ranges::views</text:span></text:span><text:span text:style-name="T41"> namespace, which you are free to shorten by using simply </text:span><text:span text:style-name="Code_20_Inline"><text:span text:style-name="T6">std::views</text:span></text:span><text:span text:style-name="T41">.</text:span></text:p>
      <text:p text:style-name="P6">The <text:span text:style-name="Code_20_Inline">transform</text:span> function <text:span text:style-name="T36">has several flavors. This one takes two </text:span>arguments: the <text:span text:style-name="T37">data to transform</text:span> and the name of a function. <text:span text:style-name="T36">Most algorithms are declared </text:span>in the <text:span text:style-name="Code_20_Inline">&lt;algorithm&gt;</text:span> header <text:span text:style-name="T36">with help from the </text:span><text:span text:style-name="Code_20_Inline"><text:span text:style-name="T5">&lt;ranges&gt;</text:span></text:span><text:span text:style-name="T36"> header. You will often need both.</text:span><text:span text:style-name="Default_20_Paragraph_20_Font"><text:span text:style-name="T36"> </text:span></text:span><text:span text:style-name="Default_20_Paragraph_20_Font"><text:span text:style-name="T37">E</text:span></text:span><text:span text:style-name="Default_20_Paragraph_20_Font"><text:span text:style-name="T41">ven though the </text:span></text:span><text:span text:style-name="Code_20_Inline"><text:span text:style-name="T6">data</text:span></text:span><text:span text:style-name="T41"> variable seems to hold the entire range, just as it did in Listing 10-5, range adaptors </text:span><text:span text:style-name="T42">process their data one element at a time instead of storing any data. So the first part of the program sets up the data pipeline. The second part, the </text:span><text:span text:style-name="Code_20_Inline"><text:span text:style-name="T5">for</text:span></text:span><text:span text:style-name="T42"> loop, evaluates the pipeline. That’s when the input is read, one integer at a time, transformed, and then printed by the loop body.</text:span></text:p>
      <text:p text:style-name="Body_20_Text_20_Cont">The <text:span text:style-name="T37">final</text:span> argument <text:span text:style-name="T57">to </text:span><text:span text:style-name="Code_20_Inline"><text:span text:style-name="T7">transform</text:span></text:span><text:span text:style-name="T57"> </text:span>is the name of a function that you must have declared or defined earlier in the source file. In this example, the function<text:span text:style-name="T56">s each</text:span> takes one <text:span text:style-name="Code_20_Inline">int</text:span> parameter and returns an <text:span text:style-name="Code_20_Inline">int</text:span>. The general rule for a <text:span text:style-name="Code_20_Inline">transform</text:span> function is that its parameter type must match the input type, which is the type of the element<text:span text:style-name="T36">s in the input range</text:span>. The return value <text:span text:style-name="T37">be of the same or compatible type</text:span>. The <text:span text:style-name="Code_20_Inline">transform</text:span> algorithm calls this function once for each element in the range <text:span text:style-name="T36">and </text:span><text:span text:style-name="T42">returns </text:span><text:span text:style-name="T36">the new value</text:span>.</text:p>
      <text:p text:style-name="Body_20_Text_20_Cont">Rewriting the word-counting program is a little harder. Recall from Listing 20-3 that the <text:span text:style-name="Code_20_Inline">sanitize</text:span> function transforms a string by removing non-letters and converting all uppercase letters to lowercase. The purpose of the C++ standard library is not to provide a zillion functions that cover all possible programming scenarios but, rather, to provide the tools you need to build your own functions with which you can solve your problems. Thus, you would search the standard library in vain for a single algorithm that copies, transforms, and filters. Instead, you can combine two standard functions: one that transforms and one that filters.</text:p>
      <text:p text:style-name="Body_20_Text_20_Cont"><text:bookmark-start text:name="function"/>A further complication, however, is that you know that the filtering and transforming functions will rely on a locale. Solve the problem for now by setting your chosen locale as the global locale. Do this by calling <text:span text:style-name="Code_20_Inline">std::local::global</text:span>, and passing a locale object as the sole argument. An <text:span text:style-name="Code_20_Inline">std::locale</text:span> object created with the default constructor uses the global locale, so after your program sets your chosen locale as the global locale, you can easily imbue a stream or otherwise access the chosen locale by means of <text:span text:style-name="Code_20_Inline">std::locale{}</text:span>. Any function can use the global locale without having to pass <text:span text:style-name="Code_20_Inline">locale</text:span> objects around. Listing 22-2 demonstrates how to rewrite Listing 20-3 to set the global locale to the native locale and then how to use the global locale in the rest of the program.</text:p>
      <text:p text:style-name="Code_20_Caption"><text:soft-page-break/><text:span text:style-name="T12">Listing</text:span><text:span text:style-name="T2"> </text:span><text:span text:style-name="T12">22-2.</text:span> New <text:span text:style-name="Code_20_Inline">main</text:span> Function That Sets the Global Locale</text:p>
      <text:p text:style-name="Code">#include &lt;iomanip&gt;</text:p>
      <text:p text:style-name="Code">#include &lt;iostream&gt;</text:p>
      <text:p text:style-name="Code">#include &lt;locale&gt;</text:p>
      <text:p text:style-name="Code">#include &lt;map&gt;</text:p>
      <text:p text:style-name="Code">#include &lt;string&gt;</text:p>
      <text:p text:style-name="Code"/>
      <text:p text:style-name="P16"><text:span text:style-name="T26">using count_map <text:s/>=</text:span> std::map&lt;std::string, int&gt;; <text:s/>///&lt; Map words to counts</text:p>
      <text:p text:style-name="P16"><text:span text:style-name="T26">using count_pair = </text:span>count_map::value_type; <text:s text:c="6"/>///&lt; pair of a word and a count</text:p>
      <text:p text:style-name="P16"><text:span text:style-name="T26">using str_size <text:s text:c="2"/>= </text:span>std::string::size_type; <text:s text:c="5"/>///&lt; String size type</text:p>
      <text:p text:style-name="Code"/>
      <text:p text:style-name="Code">/** Initialize the I/O streams by imbuing them with</text:p>
      <text:p text:style-name="Code"><text:span text:style-name="T18"><text:s/></text:span>* the global locale. Use this function to imbue the streams</text:p>
      <text:p text:style-name="Code"><text:span text:style-name="T18"><text:s/></text:span>* with the native locale. C++ initially imbues streams with</text:p>
      <text:p text:style-name="Code"><text:span text:style-name="T18"><text:s/></text:span>* the classic locale.</text:p>
      <text:p text:style-name="Code"><text:span text:style-name="T18"><text:s/></text:span>*/</text:p>
      <text:p text:style-name="Code"><text:span text:style-name="Code_20_Bold"><text:span text:style-name="T58">void initialize_streams()</text:span></text:span></text:p>
      <text:p text:style-name="Code"><text:span text:style-name="Code_20_Bold"><text:span text:style-name="T58">{</text:span></text:span></text:p>
      <text:p text:style-name="Code"><text:span text:style-name="Code_20_Bold"><text:span text:style-name="T17"><text:s text:c="2"/></text:span></text:span><text:span text:style-name="Code_20_Bold"><text:span text:style-name="T13">std::cin.imbue(std::locale{});</text:span></text:span></text:p>
      <text:p text:style-name="Code"><text:span text:style-name="Code_20_Bold"><text:span text:style-name="T17"><text:s text:c="2"/></text:span></text:span><text:span text:style-name="Code_20_Bold"><text:span text:style-name="T13">std::cout.imbue(std::locale{});</text:span></text:span></text:p>
      <text:p text:style-name="Code"><text:span text:style-name="Code_20_Bold"><text:span text:style-name="T58">}</text:span></text:span></text:p>
      <text:p text:style-name="P23"/>
      <text:p text:style-name="Code">/** Find the longest key in a<text:span text:style-name="T1"> </text:span>map.</text:p>
      <text:p text:style-name="Code"><text:span text:style-name="T18"><text:s/></text:span>* @param map the map to search</text:p>
      <text:p text:style-name="Code"><text:span text:style-name="T18"><text:s/></text:span>* @returns the size of the longest key in @p map</text:p>
      <text:p text:style-name="Code"><text:span text:style-name="T18"><text:s/></text:span>*/</text:p>
      <text:p text:style-name="Code">str_size get_longest_key(count_map const&amp; map)</text:p>
      <text:p text:style-name="Code">{</text:p>
      <text:p text:style-name="Code"><text:span text:style-name="T18"><text:s text:c="2"/></text:span>str_size result{0};</text:p>
      <text:p text:style-name="Code"><text:span text:style-name="T18"><text:s text:c="2"/></text:span>for (auto pair : map)</text:p>
      <text:p text:style-name="Code"><text:span text:style-name="T18"><text:s text:c="4"/></text:span>if (pair.first.size() &gt; result)</text:p>
      <text:p text:style-name="Code"><text:span text:style-name="T18"><text:s text:c="6"/></text:span>result = pair.first.size();</text:p>
      <text:p text:style-name="Code"><text:span text:style-name="T18"><text:s text:c="2"/></text:span>return result;</text:p>
      <text:p text:style-name="Code">}</text:p>
      <text:p text:style-name="Code"/>
      <text:p text:style-name="Code">/** Print the word, count, newline. Keep the columns neatly aligned.</text:p>
      <text:p text:style-name="Code"><text:span text:style-name="T18"><text:s/></text:span>* Rather than the tedious operation of measuring the magnitude of all</text:p>
      <text:p text:style-name="Code"><text:span text:style-name="T18"><text:s/></text:span>* the counts and then determining the necessary number of columns, just</text:p>
      <text:p text:style-name="Code"><text:span text:style-name="T18"><text:s/></text:span>* use a<text:span text:style-name="T1"> </text:span>sufficiently large value for the counts column.</text:p>
      <text:p text:style-name="Code"><text:span text:style-name="T18"><text:s/></text:span>* @param pair a word/count pair</text:p>
      <text:p text:style-name="Code"><text:span text:style-name="T18"><text:s/></text:span>* @param longest the size of the longest key; pad all keys to this size</text:p>
      <text:p text:style-name="Code"><text:span text:style-name="T18"><text:s/></text:span>*/</text:p>
      <text:p text:style-name="Code">void print_pair(count_pair const&amp; pair, str_size longest)</text:p>
      <text:p text:style-name="Code">{</text:p>
      <text:p text:style-name="Code"><text:span text:style-name="T18"><text:s text:c="2"/></text:span>int const<text:span text:style-name="T34">expr</text:span> count_size{10}; // Number of places for printing the count</text:p>
      <text:p text:style-name="Code"><text:span text:style-name="T18"><text:s text:c="2"/></text:span>std::cout &lt;&lt; std::setw(longest) <text:s text:c="3"/>&lt;&lt; std::left <text:s/>&lt;&lt; pair.first &lt;&lt;</text:p>
      <text:p text:style-name="Code"><text:soft-page-break/><text:span text:style-name="T18"><text:s text:c="15"/></text:span>std::setw(count_size) &lt;&lt; std::right &lt;&lt; pair.second &lt;&lt; '\n';</text:p>
      <text:p text:style-name="Code">}</text:p>
      <text:p text:style-name="Code"/>
      <text:p text:style-name="Code">/** Print the results in neat columns.</text:p>
      <text:p text:style-name="Code"><text:span text:style-name="T18"><text:s/></text:span>* @param counts the map of all the counts</text:p>
      <text:p text:style-name="Code"><text:span text:style-name="T18"><text:s/></text:span>*/</text:p>
      <text:p text:style-name="Code">void print_counts(count_map <text:span text:style-name="T34">const&amp; </text:span>counts)</text:p>
      <text:p text:style-name="Code">{</text:p>
      <text:p text:style-name="Code"><text:span text:style-name="T18"><text:s text:c="2"/></text:span>str_size longest{get_longest_key(counts)};</text:p>
      <text:p text:style-name="P13"><text:s text:c="2"/></text:p>
      <text:p text:style-name="Code"><text:span text:style-name="T18"><text:s text:c="2"/></text:span>// For each word/count pair...</text:p>
      <text:p text:style-name="Code"><text:span text:style-name="T18"><text:s text:c="2"/></text:span>for (count_pair pair: counts)</text:p>
      <text:p text:style-name="Code"><text:span text:style-name="T18"><text:s text:c="4"/></text:span>print_pair(pair, longest);</text:p>
      <text:p text:style-name="Code">}</text:p>
      <text:p text:style-name="P27"/>
      <text:p text:style-name="Code">/** Sanitize a<text:span text:style-name="T1"> </text:span>string by keeping only alphabetic characters.</text:p>
      <text:p text:style-name="Code"><text:span text:style-name="T18"><text:s/></text:span>* @param str the original string</text:p>
      <text:p text:style-name="Code"><text:span text:style-name="T18"><text:s/></text:span>* @return a<text:span text:style-name="T1"> </text:span>santized copy of the string</text:p>
      <text:p text:style-name="Code"><text:span text:style-name="T18"><text:s/></text:span>*/</text:p>
      <text:p text:style-name="Code"><text:span text:style-name="Strong_20_Emphasis">std::string sanitize(std::string_</text:span><text:span text:style-name="Strong_20_Emphasis"><text:span text:style-name="T34">view</text:span></text:span><text:span text:style-name="Strong_20_Emphasis"> str)</text:span></text:p>
      <text:p text:style-name="P27">{</text:p>
      <text:p text:style-name="Code"><text:span text:style-name="T18"><text:s text:c="2"/></text:span>std::string result{};</text:p>
      <text:p text:style-name="Code"><text:span text:style-name="T18"><text:s text:c="2"/></text:span>for (char c : str)</text:p>
      <text:p text:style-name="Code"><text:span text:style-name="T16"><text:s text:c="4"/></text:span><text:span text:style-name="Strong_20_Emphasis">if (std::isalnum(c, std::locale{}))</text:span></text:p>
      <text:p text:style-name="Code"><text:span text:style-name="T16"><text:s text:c="5"/></text:span><text:span text:style-name="Strong_20_Emphasis"><text:span text:style-name="T18"><text:s/></text:span></text:span><text:span text:style-name="Strong_20_Emphasis">result.push_back(std::tolower(c, std::locale{}));</text:span></text:p>
      <text:p text:style-name="Code"><text:span text:style-name="T18"><text:s text:c="2"/></text:span>return result;</text:p>
      <text:p text:style-name="Code">}</text:p>
      <text:p text:style-name="Code"/>
      <text:p text:style-name="Code">/** Main program to count unique words in the standard input. */</text:p>
      <text:p text:style-name="Code">int main()</text:p>
      <text:p text:style-name="Code">{</text:p>
      <text:p text:style-name="Code"><text:span text:style-name="T18"><text:s text:c="2"/></text:span>// Set the global locale to the native locale.</text:p>
      <text:p text:style-name="Code"><text:span text:style-name="Code_20_Bold"><text:span text:style-name="T16"><text:s text:c="2"/></text:span></text:span><text:span text:style-name="Code_20_Bold"><text:span text:style-name="T12">std::locale::global(std::locale{""});</text:span></text:span></text:p>
      <text:p text:style-name="Code"><text:span text:style-name="Code_20_Bold"><text:span text:style-name="T16"><text:s text:c="2"/></text:span></text:span><text:span text:style-name="Code_20_Bold"><text:span text:style-name="T12">initialize_streams();</text:span></text:span></text:p>
      <text:p text:style-name="Code"/>
      <text:p text:style-name="Code"><text:span text:style-name="T18"><text:s text:c="2"/></text:span>count_map counts{};</text:p>
      <text:p text:style-name="Code"/>
      <text:p text:style-name="Code"><text:span text:style-name="T18"><text:s text:c="2"/></text:span>// Read words from the standard input and count the number of times</text:p>
      <text:p text:style-name="Code"><text:span text:style-name="T18"><text:s text:c="2"/></text:span>// each word occurs.</text:p>
      <text:p text:style-name="P14"><text:s text:c="2"/>std::string word{};</text:p>
      <text:p text:style-name="P16"><text:span text:style-name="T18"><text:s text:c="2"/></text:span>while (std::cin &gt;&gt; word)</text:p>
      <text:p text:style-name="Code"><text:span text:style-name="T18"><text:s text:c="2"/></text:span>{</text:p>
      <text:p text:style-name="Code"><text:span text:style-name="Code_20_Bold"><text:span text:style-name="T16"><text:s text:c="4"/></text:span></text:span><text:span text:style-name="Code_20_Bold"><text:span text:style-name="T12">std::string copy{sanitize(word)};</text:span></text:span></text:p>
      <text:p text:style-name="Code"/>
      <text:p text:style-name="Code"><text:span text:style-name="T18"><text:s text:c="4"/></text:span>// The "word" might be all punctuation, so the copy would be empty.</text:p>
      <text:p text:style-name="Code"><text:span text:style-name="T18"><text:s text:c="4"/></text:span>// Don't count empty strings.</text:p>
      <text:p text:style-name="Code"><text:span text:style-name="T18"><text:s text:c="4"/></text:span>if (not copy.empty())</text:p>
      <text:p text:style-name="Code"><text:soft-page-break/><text:span text:style-name="T18"><text:s text:c="6"/></text:span>++counts[copy];</text:p>
      <text:p text:style-name="Code"><text:span text:style-name="T18"><text:s text:c="2"/></text:span>}</text:p>
      <text:p text:style-name="Code"/>
      <text:p text:style-name="Code"><text:span text:style-name="T18"><text:s text:c="2"/></text:span>print_counts(counts);</text:p>
      <text:p text:style-name="Code">}</text:p>
      <text:p text:style-name="Body_20_Text_20_Cont">Now it’s time to rewrite the <text:span text:style-name="Code_20_Inline">sanitize</text:span> function to take advantage of algorithms. Use <text:span text:style-name="Code_20_Inline">transform</text:span> to convert characters to lowercase. Use <text:span text:style-name="Code_20_Inline"><text:span text:style-name="T59">filter</text:span></text:span> to <text:span text:style-name="T42">keep only </text:span>alphabetic characters. <text:span text:style-name="T57">A string_view is a range of characters so it can feed a range pipeline.</text:span></text:p>
      <text:p text:style-name="Body_20_Text_20_Cont"><text:bookmark-start text:name="function2"/><text:bookmark text:name="function1"/><text:bookmark-end text:name="function"/>Take a look at Listing 22-3 to see how <text:span text:style-name="Code_20_Inline">remove_if</text:span><text:alphabetical-index-mark text:string-value="remove_if" text:key1="Transforming data"/> works in code.</text:p>
      <text:p text:style-name="Code_20_Caption"><text:span text:style-name="T12">Listing</text:span><text:span text:style-name="T2"> </text:span><text:span text:style-name="T12">22-3</text:span><text:span text:style-name="T24">.</text:span> Sanitizing a<text:span text:style-name="T1"> </text:span>String by Transforming <text:span text:style-name="T62">and Filtering It</text:span></text:p>
      <text:p text:style-name="Code">/** Test <text:span text:style-name="T29">whether to keep a letter</text:span>.</text:p>
      <text:p text:style-name="Code"><text:span text:style-name="T18"><text:s/></text:span>* @param ch the character to test</text:p>
      <text:p text:style-name="Code"><text:span text:style-name="T18"><text:s/></text:span>* @return true <text:span text:style-name="T57">to keep</text:span> @p ch <text:span text:style-name="T29">because it may be </text:span>a<text:span text:style-name="T1"> </text:span>character that makes up a<text:span text:style-name="T1"> </text:span>word</text:p>
      <text:p text:style-name="Code"><text:span text:style-name="T18"><text:s/></text:span>*/</text:p>
      <text:p text:style-name="Code">bool <text:span text:style-name="T29">keep</text:span>(char ch)</text:p>
      <text:p text:style-name="Code">{</text:p>
      <text:p text:style-name="Code"><text:span text:style-name="T18"><text:s text:c="2"/></text:span>return std::isalnum(ch, std::locale<text:span text:style-name="T62">{}</text:span>);</text:p>
      <text:p text:style-name="Code">}</text:p>
      <text:p text:style-name="Code"/>
      <text:p text:style-name="Code">/** Convert to lowercase.</text:p>
      <text:p text:style-name="Code"><text:span text:style-name="T18"><text:s/></text:span>* @param ch the character to test</text:p>
      <text:p text:style-name="Code"><text:span text:style-name="T18"><text:s/></text:span>* @return the character converted to lowercase</text:p>
      <text:p text:style-name="Code"><text:span text:style-name="T18"><text:s/></text:span>*/</text:p>
      <text:p text:style-name="Code">char lowercase(char ch)</text:p>
      <text:p text:style-name="Code">{</text:p>
      <text:p text:style-name="Code"><text:span text:style-name="T18"><text:s text:c="2"/></text:span>return std::tolower(ch, std::locale<text:span text:style-name="T62">{}</text:span>);</text:p>
      <text:p text:style-name="Code">}</text:p>
      <text:p text:style-name="Code"/>
      <text:p text:style-name="Code">/** Sanitize a<text:span text:style-name="T1"> </text:span>string by keeping only alphabetic characters.</text:p>
      <text:p text:style-name="Code"><text:span text:style-name="T18"><text:s/></text:span>* @param str the original string</text:p>
      <text:p text:style-name="Code"><text:span text:style-name="T18"><text:s/></text:span>* @return a<text:span text:style-name="T1"> </text:span>santized copy of the string</text:p>
      <text:p text:style-name="Code"><text:span text:style-name="T18"><text:s/></text:span>*/</text:p>
      <text:p text:style-name="Code">std::string sanitize(std::string_<text:span text:style-name="T57">view</text:span> str)</text:p>
      <text:p text:style-name="Code">{</text:p>
      <text:p text:style-name="Code"><text:span text:style-name="T18"><text:s text:c="2"/></text:span><text:span text:style-name="T21">auto data{ str</text:span></text:p>
      <text:p text:style-name="Code"><text:span text:style-name="T21"><text:s text:c="13"/>| std::views::filter(</text:span><text:span text:style-name="T32">k</text:span><text:span text:style-name="T33">eep</text:span><text:span text:style-name="T21">)</text:span></text:p>
      <text:p text:style-name="P15"><text:s text:c="13"/>| std::views::transform(lowercase) <text:s/>};</text:p>
      <text:p text:style-name="Code"><text:span text:style-name="T18"><text:s text:c="2"/></text:span>return st<text:span text:style-name="T62">d::string{ std::ranges::begin(data), std::ranges::end(data) }</text:span>;</text:p>
      <text:p text:style-name="Code">}</text:p>
      <text:p text:style-name="P9"><text:soft-page-break/>The <text:span text:style-name="T62">range pipeline feeds one character at a time from</text:span> <text:span text:style-name="Code_20_Inline"><text:span text:style-name="T60">str</text:span></text:span> <text:span text:style-name="T62">and filters them so that only characters that we want to keep continue through the pipeline. Those characters are then converted to lowercase. </text:span><text:span text:style-name="T43">He pipeline is stored in </text:span><text:span text:style-name="Code_20_Inline"><text:span text:style-name="T8">data</text:span></text:span><text:span text:style-name="T43">.</text:span></text:p>
      <text:p text:style-name="P4"><text:span text:style-name="T43">Using a pipeline is a convenience, but in the end the </text:span><text:span text:style-name="Code_20_Inline"><text:span text:style-name="T8">sanitize()</text:span></text:span><text:span text:style-name="T43"> function needs to return a real string. So how do you get data from a range pipeline into a string? Fortunately, the range library also has </text:span><text:span text:style-name="Code_20_Inline"><text:span text:style-name="T8">begin()</text:span></text:span><text:span text:style-name="T43"> and </text:span><text:span text:style-name="Code_20_Inline"><text:span text:style-name="T8">end()</text:span></text:span><text:span text:style-name="T43"> functions that can be used to make a </text:span><text:span text:style-name="Code_20_Inline"><text:span text:style-name="T8">std::string</text:span></text:span><text:span text:style-name="T43"> object.</text:span></text:p>
      <text:h text:style-name="Heading_20_1" text:outline-level="1"><text:bookmark-start text:name="predicates"/><text:bookmark-end text:name="function2"/>Predicates</text:h>
      <text:p text:style-name="Body_20_Text_20_First">The <text:span text:style-name="Code_20_Inline"><text:span text:style-name="T60">keep</text:span></text:span> functio<text:span text:style-name="T35">n</text:span> is an example of a<text:span text:style-name="T1"> </text:span><text:span text:style-name="Emphasis"><text:span text:style-name="T22">predicate</text:span></text:span><text:span text:style-name="T23">.</text:span> A<text:span text:style-name="T1"> </text:span>predicate is a<text:span text:style-name="T1"> </text:span>function that returns a<text:span text:style-name="T1"> </text:span><text:span text:style-name="Code_20_Inline">bool</text:span> result. These functions have many uses in the standard library.</text:p>
      <text:p text:style-name="Body_20_Text_20_Cont">For example, the <text:span text:style-name="Code_20_Inline">sort</text:span> function sorts values in ascending order. What if you wanted to sort data in descending order? The <text:span text:style-name="Code_20_Inline">sort</text:span> function lets you provide a predicate to compare items. The ordering predicate (call it <text:span text:style-name="Code_20_Inline">pred</text:span>) must meet the following qualifications:</text:p>
      <text:list xml:id="list3500060464" text:style-name="WW8Num2">
        <text:list-item>
          <text:p text:style-name="P30"><text:span text:style-name="Code_20_Inline">pred(a,</text:span> <text:span text:style-name="Code_20_Inline">a)</text:span> must be <text:span text:style-name="Code_20_Inline">false</text:span> (a common error is to implement <text:span text:style-name="Code_20_Inline">&lt;=</text:span> instead of <text:span text:style-name="Code_20_Inline">&lt;</text:span>, which violates this requirement).</text:p>
        </text:list-item>
        <text:list-item>
          <text:p text:style-name="P30">If <text:span text:style-name="Code_20_Inline">pred(a,</text:span> <text:span text:style-name="Code_20_Inline">b)</text:span> is <text:span text:style-name="Code_20_Inline">true</text:span>, and <text:span text:style-name="Code_20_Inline">pred(b,</text:span> <text:span text:style-name="Code_20_Inline">c)</text:span> is <text:span text:style-name="Code_20_Inline">true</text:span>, then <text:span text:style-name="Code_20_Inline">pred(a,</text:span> <text:span text:style-name="Code_20_Inline">c)</text:span> must also be <text:span text:style-name="Code_20_Inline">true.</text:span></text:p>
        </text:list-item>
        <text:list-item>
          <text:p text:style-name="P30">The parameter types must match the element type to be sorted.</text:p>
        </text:list-item>
        <text:list-item>
          <text:p text:style-name="P30">The return type must be <text:span text:style-name="Code_20_Inline">bool</text:span> or something that C++ can convert automatically to <text:span text:style-name="Code_20_Inline">bool.</text:span></text:p>
        </text:list-item>
      </text:list>
      <text:p text:style-name="Body_20_Text_20_Cont">If you don’t provide a predicate, <text:span text:style-name="Code_20_Inline">sort</text:span> uses the <text:span text:style-name="Code_20_Inline">&lt;</text:span> operator as the default.</text:p>
      <text:p text:style-name="Body_20_Text_20_Cont"><text:span text:style-name="Strong_20_Emphasis"><text:span text:style-name="T25">Write a predicate to compare two integers for sorting in descending order.</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Write a program to test your function. <text:span text:style-name="Strong_20_Emphasis"><text:span text:style-name="T25">Did it work?</text:span></text:span><text:span text:style-name="Strong_20_Emphasis"> </text:span>________________</text:p>
      <text:p text:style-name="Body_20_Text_20_Cont"><text:soft-page-break/>Compare your solution with Listing 22-4.</text:p>
      <text:p text:style-name="Code_20_Caption"><text:span text:style-name="T12">Listing</text:span><text:span text:style-name="T2"> </text:span><text:span text:style-name="T12">22-4.</text:span> Sorting into Descending Order</text:p>
      <text:p text:style-name="Code">#include &lt;iostream&gt;</text:p>
      <text:p text:style-name="Code">#include &lt;<text:span text:style-name="T30">ranges</text:span>&gt;</text:p>
      <text:p text:style-name="Code">#include &lt;vector&gt;</text:p>
      <text:p text:style-name="Code"/>
      <text:p text:style-name="Code">/** Predicate for sorting into descending order. */</text:p>
      <text:p text:style-name="Code">int descending(int a, int b)</text:p>
      <text:p text:style-name="Code">{</text:p>
      <text:p text:style-name="Code"><text:span text:style-name="T18"><text:s text:c="2"/></text:span>return a &gt; b;</text:p>
      <text:p text:style-name="Code">}</text:p>
      <text:p text:style-name="Code"/>
      <text:p text:style-name="Code">int main()</text:p>
      <text:p text:style-name="Code">{</text:p>
      <text:p text:style-name="Code"><text:span text:style-name="T18"><text:s text:c="2"/></text:span>std::vector&lt;int&gt; data<text:span text:style-name="T63">{</text:span>std::istream_iterator&lt;int&gt;(std::cin),</text:p>
      <text:p text:style-name="Code"><text:span text:style-name="T18"><text:s text:c="24"/></text:span>std::istream_iterator&lt;int&gt;()<text:span text:style-name="T63">}</text:span>;</text:p>
      <text:p text:style-name="Code"/>
      <text:p text:style-name="Code"><text:span text:style-name="T18"><text:s text:c="2"/></text:span>std::<text:span text:style-name="T63">ranges::</text:span>sort(data, descending);</text:p>
      <text:p text:style-name="Code"/>
      <text:p text:style-name="Code"><text:span text:style-name="T18"><text:s text:c="2"/></text:span>std::<text:span text:style-name="T63">ranges::</text:span>copy(data, std::ostream_iterator&lt;int&gt;(std::cout, "\n"));</text:p>
      <text:p text:style-name="Code">}</text:p>
      <text:p text:style-name="P10"><text:span text:style-name="T63">Range pipelines are nifty, but </text:span><text:span text:style-name="Code_20_Inline"><text:span text:style-name="T9">sort()</text:span></text:span><text:span text:style-name="T63"> needs the entire range to be stored in a container such as </text:span><text:span text:style-name="Code_20_Inline"><text:span text:style-name="T9">std::vector</text:span></text:span><text:span text:style-name="T63">. So you can use </text:span><text:span text:style-name="Code_20_Inline"><text:span text:style-name="T9">istream_view</text:span></text:span><text:span text:style-name="T63"> to read the data, but you still need to </text:span><text:span text:style-name="T44">store the values in a vector. But you cannot make a vector object directly from an </text:span><text:span text:style-name="Code_20_Inline"><text:span text:style-name="T9">istream_view</text:span></text:span><text:span text:style-name="T44"> or any other range. Instead, you can initialize a vector from begin and end iterators.</text:span></text:p>
      <text:p text:style-name="P10">The default comparison that <text:span text:style-name="Code_20_Inline">sort</text:span> uses (the <text:span text:style-name="Code_20_Inline">&lt;</text:span> operator) is the standard for comparison throughout the standard library. The standard library uses <text:span text:style-name="Code_20_Inline">&lt;</text:span> as the ordering function for anything and everything that can be ordered. For example, <text:span text:style-name="Code_20_Inline">map</text:span> uses <text:span text:style-name="Code_20_Inline">&lt;</text:span> to compare keys. The <text:span text:style-name="Code_20_Inline">lower_bound</text:span> functions (which you used in Exploration 13) use the <text:span text:style-name="Code_20_Inline">&lt;</text:span> operator to perform a binary search.</text:p>
      <text:p text:style-name="Body_20_Text_20_Cont">The standard library even uses <text:span text:style-name="Code_20_Inline">&lt;</text:span> to compare objects for equality when dealing with ordered values, such as a map or a binary search. (Algorithms and containers that are not inherently ordered use <text:span text:style-name="Code_20_Inline">==</text:span> to determine when two objects are equal.) To test if two items, <text:span text:style-name="Code_20_Inline">a</text:span> and <text:span text:style-name="Code_20_Inline">b</text:span>, are the same, these library functions use <text:span text:style-name="Code_20_Inline">a</text:span> <text:span text:style-name="Code_20_Inline">&lt;</text:span> <text:span text:style-name="Code_20_Inline">b</text:span> and <text:span text:style-name="Code_20_Inline">b</text:span> <text:span text:style-name="Code_20_Inline">&lt;</text:span> <text:span text:style-name="Code_20_Inline">a</text:span>. If both comparisons are <text:span text:style-name="Code_20_Inline">false</text:span>, then <text:span text:style-name="Code_20_Inline">a</text:span> and <text:span text:style-name="Code_20_Inline">b</text:span> must be the same, or in C++ terms, <text:span text:style-name="Emphasis"><text:span text:style-name="T22">equivalent</text:span></text:span><text:span text:style-name="T23">.</text:span> If <text:soft-page-break/>you supply a comparison predicate (<text:span text:style-name="Code_20_Inline">pred</text:span>), the library considers <text:span text:style-name="Code_20_Inline">a</text:span> and <text:span text:style-name="Code_20_Inline">b</text:span> to be equivalent if <text:span text:style-name="Code_20_Inline">pred(a,</text:span> <text:span text:style-name="Code_20_Inline">b)</text:span> is <text:span text:style-name="Code_20_Inline">false</text:span> and <text:span text:style-name="Code_20_Inline">pred(b,</text:span> <text:span text:style-name="Code_20_Inline">a)</text:span> is <text:span text:style-name="Code_20_Inline">false</text:span>.</text:p>
      <text:p text:style-name="Body_20_Text_20_Cont"><text:span text:style-name="Strong_20_Emphasis"><text:span text:style-name="T25">Modify your descending-sort program (or Listing 22-4) to use </text:span></text:span><text:span text:style-name="Code_20_Inline">==</text:span><text:span text:style-name="Strong_20_Emphasis"><text:span text:style-name="T25"> as the comparison operator. What do you expect to happen?</text:span></text:span></text:p>
      <text:p text:style-name="Unnumbered_20_List">_____________________________________________________________</text:p>
      <text:p text:style-name="Unnumbered_20_List">_____________________________________________________________</text:p>
      <text:p text:style-name="Body_20_Text_20_Cont">Run the new program with a variety of inputs. <text:span text:style-name="Strong_20_Emphasis"><text:span text:style-name="T25">What actually happens?</text:span></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text:span text:style-name="T25">Were you correct?</text:span></text:span> ________________</text:p>
      <text:p text:style-name="Body_20_Text_20_Cont">The equivalence test is broken, because <text:span text:style-name="Code_20_Inline">descending(a,a)</text:span> is <text:span text:style-name="Code_20_Inline">true</text:span>, not <text:span text:style-name="Code_20_Inline">false</text:span>. Because the predicate does not work properly, <text:span text:style-name="Code_20_Inline">sort</text:span> is not guaranteed to work properly, or at all. The results are undefined. <text:span text:style-name="T63">It is likely that your program crashed with a memory violation. </text:span>Whenever you write a predicate, be sure the comparison is strict (that is, you can write a valid equivalence test) and the transitive property holds (if <text:span text:style-name="Code_20_Inline">a</text:span> <text:span text:style-name="Code_20_Inline">&lt;</text:span> <text:span text:style-name="Code_20_Inline">b</text:span> and <text:span text:style-name="Code_20_Inline">b</text:span> <text:span text:style-name="Code_20_Inline">&lt;</text:span> <text:span text:style-name="Code_20_Inline">c</text:span>, then <text:span text:style-name="Code_20_Inline">a</text:span> <text:span text:style-name="Code_20_Inline">&lt;</text:span> <text:span text:style-name="Code_20_Inline">c</text:span> is also <text:span text:style-name="Code_20_Inline">true</text:span>).</text:p>
      <text:h text:style-name="Heading_20_1" text:outline-level="1"><text:bookmark-end text:name="predicates"/>Other Algorithms</text:h>
      <text:p text:style-name="Body_20_Text_20_First">The standard library contains too many useful algorithms to cover in this book, but I’ll take a<text:span text:style-name="T1"> </text:span>few moments in this section to introduce you to at least some of them. Refer to a<text:span text:style-name="T1"> </text:span>comprehensive language reference to learn about the other algorithms.</text:p>
      <text:p text:style-name="Body_20_Text_20_Cont">Let’s explore algorithms by looking for palindromes. A palindrome is a word or phrase that reads the same forward and backward, ignoring punctuation, such as, for example:</text:p>
      <text:p text:style-name="Quote">Madam, I’m Adam.</text:p>
      <text:p text:style-name="Body_20_Text_20_Cont">The program reads one line of text at a time by calling the <text:span text:style-name="Code_20_Inline">getline</text:span> function<text:alphabetical-index-mark text:string-value="getline function" text:key1="Algorithms"/>. This function reads from an input stream into a string, stopping when it reads a delimiter character. The default delimiter is <text:span text:style-name="Code_20_Inline">'\n'</text:span>, so it reads one line of text. It does not skip over initial or trailing white space.</text:p>
      <text:p text:style-name="Body_20_Text_20_Cont"><text:soft-page-break/>The first step is to remove non-letter characters, but you already know how to do that.</text:p>
      <text:p text:style-name="Body_20_Text_20_Cont">The next step is to test whether the resulting string is a palindrome. The <text:span text:style-name="Code_20_Inline">reverse</text:span> function transposes the order of elements in a range, such as characters in a string.</text:p>
      <text:p text:style-name="Body_20_Text_20_Cont">The <text:span text:style-name="Code_20_Inline">equal</text:span> function compares two sequences to determine whether they are the same. It takes two iterators for the first range and a starting iterator for the second range. It assumes the two ranges are the same size, and it compares one element at a time and works for any kind of sequence. In this case, the comparison must be case-insensitive, so provide a predicate that converts all text to a canonical case and then compares them.</text:p>
      <text:p text:style-name="Body_20_Text_20_Cont">Go ahead. <text:span text:style-name="Strong_20_Emphasis"><text:span text:style-name="T25">Write the program.</text:span></text:span> A simple web search should deliver up some juicy palindromes with which to test your program. If you don’t have access to the Web, try the following:</text:p>
      <text:p text:style-name="Unnumbered_20_List">Eve</text:p>
      <text:p text:style-name="Unnumbered_20_List">Deed</text:p>
      <text:p text:style-name="Unnumbered_20_List">Hannah</text:p>
      <text:p text:style-name="Unnumbered_20_List">Leon saw I was Noel</text:p>
      <text:p text:style-name="Body_20_Text_20_Cont">If you need some hints, here are my recommendations:</text:p>
      <text:list xml:id="list90333109175630" text:continue-numbering="true" text:style-name="WW8Num2">
        <text:list-item>
          <text:p text:style-name="P30">Write a function called <text:span text:style-name="Code_20_Inline">is_palindrome</text:span> that takes a <text:span text:style-name="Code_20_Inline"><text:span text:style-name="T10">std::</text:span></text:span><text:span text:style-name="Code_20_Inline"><text:span text:style-name="T4">string_</text:span></text:span><text:span text:style-name="Code_20_Inline"><text:span text:style-name="T10">view</text:span></text:span> as a parameter and returns a <text:span text:style-name="Code_20_Inline">bool</text:span>.</text:p>
        </text:list-item>
        <text:list-item>
          <text:p text:style-name="P30">This function uses <text:span text:style-name="Code_20_Inline"><text:span text:style-name="T61">std::views::filter</text:span></text:span> function to <text:span text:style-name="T45">keep only the interesting characters</text:span>.</text:p>
        </text:list-item>
        <text:list-item>
          <text:p text:style-name="P30"><text:span text:style-name="T45">Use </text:span><text:span text:style-name="Code_20_Inline"><text:span text:style-name="T10">std::views::reverse</text:span></text:span><text:span text:style-name="T45"> to create another pipeline that iterates over the characters in reverse order</text:span>.</text:p>
        </text:list-item>
        <text:list-item>
          <text:p text:style-name="P31"><text:span text:style-name="T45">The </text:span><text:span text:style-name="Code_20_Inline"><text:span text:style-name="T10">std::ranges::equal()</text:span></text:span><text:span text:style-name="T45"> function takes two ranges and returns true if they contain the same sequence of characters.</text:span></text:p>
        </text:list-item>
        <text:list-item>
          <text:p text:style-name="P30">The <text:span text:style-name="Code_20_Inline">main</text:span> program sets the global locale to the native locale and imbues the input and output streams with the new global locale.</text:p>
        </text:list-item>
        <text:list-item>
          <text:p text:style-name="P30">The main program calls <text:span text:style-name="Code_20_Inline">getline(std::cin,</text:span> <text:span text:style-name="Code_20_Inline">line)</text:span> until the function returns <text:span text:style-name="Code_20_Inline">false</text:span> (meaning error or end-of-file), then calls <text:span text:style-name="Code_20_Inline">is_palindrome</text:span> for each line.</text:p>
        </text:list-item>
      </text:list>
      <text:p text:style-name="Body_20_Text_20_Cont"><text:bookmark-start text:name="alo"/>Listing 22-5 shows my version of the completed program.</text:p>
      <text:p text:style-name="Code_20_Caption"><text:soft-page-break/><text:span text:style-name="T12">Listing</text:span><text:span text:style-name="T2"> </text:span><text:span text:style-name="T12">22-5.</text:span> Testing for Palindrome<text:span text:style-name="T64">s</text:span></text:p>
      <text:p text:style-name="Code">#include &lt;iostream&gt;</text:p>
      <text:p text:style-name="Code">#include &lt;locale&gt;</text:p>
      <text:p text:style-name="P24">#include &lt;<text:span text:style-name="T31">ranges</text:span>&gt;</text:p>
      <text:p text:style-name="P24">#include &lt;string&gt;</text:p>
      <text:p text:style-name="Code"/>
      <text:p text:style-name="Code">/** Test for letter.</text:p>
      <text:p text:style-name="Code"><text:span text:style-name="T18"><text:s/></text:span>* @param ch the character to test</text:p>
      <text:p text:style-name="Code"><text:span text:style-name="T18"><text:s/></text:span>* @return true if @p ch is a<text:span text:style-name="T1"> </text:span>letter</text:p>
      <text:p text:style-name="Code"><text:span text:style-name="T18"><text:s/></text:span>*/</text:p>
      <text:p text:style-name="Code">bool letter(char ch)</text:p>
      <text:p text:style-name="Code">{</text:p>
      <text:p text:style-name="Code"><text:span text:style-name="T18"><text:s text:c="2"/></text:span>return std::isalpha(ch, std::locale<text:span text:style-name="T31">{}</text:span>);</text:p>
      <text:p text:style-name="Code">}</text:p>
      <text:p text:style-name="Code"/>
      <text:p text:style-name="Code">/** Convert to lowercase.</text:p>
      <text:p text:style-name="Code"><text:span text:style-name="T18"><text:s/></text:span>* @param ch the character to test</text:p>
      <text:p text:style-name="Code"><text:span text:style-name="T18"><text:s/></text:span>* @return the character converted to lowercase</text:p>
      <text:p text:style-name="Code"><text:span text:style-name="T18"><text:s/></text:span>*/</text:p>
      <text:p text:style-name="Code">char lowercase(char ch)</text:p>
      <text:p text:style-name="Code">{</text:p>
      <text:p text:style-name="Code"><text:span text:style-name="T18"><text:s text:c="2"/></text:span>return std::tolower(ch, std::locale<text:span text:style-name="T64">{}</text:span>);</text:p>
      <text:p text:style-name="Code">}</text:p>
      <text:p text:style-name="Code"/>
      <text:p text:style-name="Code">/** Determine whether @p str is a<text:span text:style-name="T1"> </text:span>palindrome.</text:p>
      <text:p text:style-name="Code"><text:span text:style-name="T18"><text:s/></text:span>* Only letter characters are tested. Spaces and punctuation don't count.</text:p>
      <text:p text:style-name="Code"><text:span text:style-name="T18"><text:s/></text:span>* Empty strings are not palindromes because that's just too easy.</text:p>
      <text:p text:style-name="Code"><text:span text:style-name="T18"><text:s/></text:span>* @param str the string to test</text:p>
      <text:p text:style-name="Code"><text:span text:style-name="T18"><text:s/></text:span>* @return true if @p str is the same forward and backward</text:p>
      <text:p text:style-name="Code"><text:span text:style-name="T18"><text:s/></text:span>*/</text:p>
      <text:p text:style-name="Code">bool is_palindrome(std::string_<text:span text:style-name="T64">view</text:span> str)</text:p>
      <text:p text:style-name="Code">{</text:p>
      <text:p text:style-name="Code"><text:s text:c="2"/><text:span text:style-name="T64">auto letters_only{ str | std::views::filter(letter) };</text:span></text:p>
      <text:p text:style-name="Code"><text:s text:c="2"/><text:span text:style-name="T64">auto reversed{ letters_only | std::views::reverse() };</text:span></text:p>
      <text:p text:style-name="Code"><text:s text:c="2"/><text:span text:style-name="T64">return std::ranges::equal(letters_only, reversed);</text:span></text:p>
      <text:p text:style-name="Code">}</text:p>
      <text:p text:style-name="Code"/>
      <text:p text:style-name="Code">int main()</text:p>
      <text:p text:style-name="Code">{</text:p>
      <text:p text:style-name="Code"><text:span text:style-name="T18"><text:s text:c="2"/></text:span>std::locale::global(std::locale{""});</text:p>
      <text:p text:style-name="Code"><text:span text:style-name="T18"><text:s text:c="2"/></text:span>std::cin.imbue(std::locale{});</text:p>
      <text:p text:style-name="Code"><text:span text:style-name="T18"><text:s text:c="2"/></text:span>std::cout.imbue(std::locale{});</text:p>
      <text:p text:style-name="P13"/>
      <text:p text:style-name="P14"><text:s text:c="2"/>std::string line{};</text:p>
      <text:p text:style-name="P17"><text:span text:style-name="T18"><text:s text:c="2"/></text:span>while (std::getline(std::cin, line))</text:p>
      <text:p text:style-name="Code"><text:span text:style-name="T18"><text:s text:c="4"/></text:span>if (is_palindrome(line))</text:p>
      <text:p text:style-name="Code"><text:soft-page-break/><text:span text:style-name="T18"><text:s text:c="6"/></text:span>std::cout &lt;&lt; line &lt;&lt; '\n';</text:p>
      <text:p text:style-name="Code">}</text:p>
      <text:p text:style-name="P11">For extra credit, realize that you don’t need to compare the entire range of characters. You need to compare only half. If the first half is the same as the reversed second half, you are done. The <text:span text:style-name="Code_20_Inline"><text:span text:style-name="T4">std::views::take</text:span></text:span> range adaptor lets you take only a certain number of elements from a range and <text:span text:style-name="Code_20_Inline"><text:span text:style-name="T4">std::views::drop</text:span></text:span> skips a certain number. <text:span text:style-name="T13">Rewrite the </text:span><text:span text:style-name="Code_20_Inline"><text:span text:style-name="T3">is_palindrome()</text:span></text:span><text:span text:style-name="T13"> function from Listing 22-5 to implement this improved version.</text:span><text:span text:style-name="T58"> Compare your version with mine in Listing 22-6.</text:span></text:p>
      <text:p text:style-name="P28"><text:span text:style-name="T12">Listing</text:span><text:span text:style-name="T2"> </text:span><text:span text:style-name="T12">22-</text:span><text:change-start text:change-id="ct94532990603296"/><text:span text:style-name="T15">6</text:span><text:change-end text:change-id="ct94532990603296"/><text:change text:change-id="ct94532970680096"/><text:span text:style-name="T12">.</text:span> Testing for Palindrome<text:span text:style-name="T64">s</text:span></text:p>
      <text:p text:style-name="P26">bool is_palindrome(std::string_view str)</text:p>
      <text:p text:style-name="P26">{</text:p>
      <text:p text:style-name="P25"><text:s text:c="2"/><text:span text:style-name="T65">auto half{ str.size() / 2 };</text:span></text:p>
      <text:p text:style-name="P25"><text:s text:c="2"/><text:span text:style-name="T64">auto letters_only{ str | std::views::filter(letter) };</text:span></text:p>
      <text:p text:style-name="P25"><text:s text:c="2"/><text:span text:style-name="T64">auto reversed{ letters_only | std::views::reverse | std::views::take(half) };</text:span></text:p>
      <text:p text:style-name="P25"><text:s text:c="2"/><text:span text:style-name="T64">return std::ranges::equal(letters_only | std::views::take(half), reversed);</text:span></text:p>
      <text:p text:style-name="P26">}</text:p>
      <text:p text:style-name="P12"><text:span text:style-name="T65">The </text:span><text:span text:style-name="Code_20_Inline"><text:span text:style-name="T11">letters_only</text:span></text:span><text:span text:style-name="T65"> range must span the entire string so that reversed will iterate over the second half. Once it is reversed, the </text:span><text:span text:style-name="Code_20_Inline"><text:span text:style-name="T11">take</text:span></text:span><text:span text:style-name="T65"> range adaptor takes the “first” half of the range, which is actually the second half of the string. The function </text:span><text:span text:style-name="T46">uses </text:span><text:span text:style-name="Code_20_Inline"><text:span text:style-name="T11">take</text:span></text:span><text:span text:style-name="T46"> to compare only the first half of the string with the reversed second half.</text:span></text:p>
      <text:p text:style-name="P5"><text:span text:style-name="T46">R</text:span><text:span text:style-name="T47">anges and range adaptors are a nifty new feature of C++ 20. But as we saw in Listing 22-4, sometimes you need to use plain iterators. It is therefore instructive to see how you would implement the same programs and functions using only iterators, which is how we had to write them with C++ 17. The next Exploration takes you through the same examples, but using only iterators. See which way you prefer.</text:span><text:bookmark-end text:name="alo"/></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2"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none" fo:country="none" style:language-asian="none"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none" fo:country="none" style:font-size-asian="10pt" style:language-asian="none"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945in" fo:margin-bottom="0.1945in" loext:contextual-spacing="false"/>
      <style:text-properties style:font-name="Times" fo:font-family="Times" style:font-family-generic="roman" style:font-pitch="variable" fo:font-size="10pt" fo:language="en" fo:country="GB" style:font-size-asian="10pt" style:font-name-complex="Times" style:font-family-complex="Times" style:font-family-generic-complex="roman" style:font-pitch-complex="variable"/>
    </style:style>
    <style:style style:name="Colorful_20_Grid_20_-_20_Accent_20_11" style:display-name="Colorful Grid - Accent 1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Colorful_20_Shading_20_-_20_Accent_20_11" style:display-name="Colorful Shading - Accent 1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apple-converted-space" style:family="text"/>
    <style:style style:name="Emphasis" style:family="text">
      <style:text-properties fo:font-style="italic" style:font-style-asian="italic" style:font-style-complex="italic"/>
    </style:style>
    <style:style style:name="Drop_20_Caps" style:display-name="Drop Caps" style:family="text"/>
    <style:style style:name="WW8Num3zfalse" style:family="text"/>
    <style:style style:name="WW8Num3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HTML_20_Typewriter" style:display-name="HTML Typewriter" style:family="text">
      <style:text-properties style:font-name="Courier" fo:font-family="Courier, 'Courier New'" style:font-family-generic="modern" fo:font-size="10pt" style:font-name-asian="Times New Roman" style:font-family-asian="'Times New Roman'" style:font-family-generic-asian="roman" style:font-pitch-asian="variable" style:font-size-asian="10pt" style:font-name-complex="Courier" style:font-family-complex="Courier, 'Courier New'" style:font-family-generic-complex="modern" style:font-size-complex="10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 fo:font-size="14pt" style:font-name-asian="ZapfDingbats" style:font-size-asian="14pt" style:font-name-complex="ZapfDingbats" style:font-size-complex="14pt"/>
    </style:style>
    <style:style style:name="MP3" style:family="paragraph" style:parent-style-name="Footer">
      <style:text-properties officeooo:rsid="002cfb93" officeooo:paragraph-rsid="002cfb93"/>
    </style:style>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header>
        <text:p text:style-name="Header"/>
      </style:header>
      <loext:header-first>
        <text:p text:style-name="Chapter_20_Number">E X P L O R A T I O N <text:s/>22</text:p>
        <text:p text:style-name="MP1"/>
        <text:p text:style-name="MP2"></text:p>
        <text:p text:style-name="Standard"/>
      </loext:header-first>
      <style:footer>
        <text:p text:style-name="MP3"/>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08T00:03:00</meta:creation-date>
    <dc:creator>Ray Lischner</dc:creator>
    <dc:date>2020-03-16T09:03:30.934229287</dc:date>
    <meta:print-date>2009-03-19T10:05:00</meta:print-date>
    <meta:editing-cycles>15</meta:editing-cycles>
    <meta:editing-duration>PT6H3M27S</meta:editing-duration>
    <meta:generator>LibreOffice/6.3.3.2.0$Linux_X86_64 LibreOffice_project/30$Build-2</meta:generator>
    <meta:document-statistic meta:table-count="0" meta:image-count="0" meta:object-count="0" meta:page-count="12" meta:paragraph-count="280" meta:word-count="2945" meta:character-count="18654" meta:non-whitespace-character-count="15681"/>
    <meta:user-defined meta:name="Chapter Number">22</meta:user-defined>
    <meta:user-defined meta:name="ContentType">Document</meta:user-defined>
  </office:meta>
</office:document-meta>
</file>